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" svg:font-family="Couri"/>
    <style:font-face style:name="Lohit Hindi1" svg:font-family="'Lohit Hindi'"/>
    <style:font-face style:name="OpenSymbol" svg:font-family="OpenSymbol"/>
    <style:font-face style:name="arial" svg:font-family="arial, sans, sans-serif"/>
    <style:font-face style:name="courier new" svg:font-family="'courier new', monospace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9.75pt" officeooo:paragraph-rsid="00005c36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007b1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paragraph-rsid="0003215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paragraph-rsid="000735f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paragraph-rsid="000670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ourier" fo:font-size="9pt" officeooo:paragraph-rsid="000583a5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color="#000000" style:font-name="Courier New" fo:font-size="9pt" officeooo:paragraph-rsid="000583a5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0000" style:font-name="Courier New" fo:font-size="9pt" officeooo:rsid="000583a5" officeooo:paragraph-rsid="000583a5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color="#000000" style:font-name="Courier New" fo:font-size="9pt" fo:font-weight="bold" officeooo:paragraph-rsid="000583a5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3366" style:font-name="Courier" fo:font-size="9pt" officeooo:paragraph-rsid="000583a5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05c36" style:font-size-asian="12pt" style:font-size-complex="12pt"/>
    </style:style>
    <style:style style:name="P12" style:family="paragraph" style:parent-style-name="Standard">
      <style:text-properties officeooo:rsid="000583a5"/>
    </style:style>
    <style:style style:name="P13" style:family="paragraph" style:parent-style-name="Standard">
      <style:paragraph-properties fo:text-align="start" style:justify-single-word="false"/>
      <style:text-properties officeooo:rsid="000583a5" officeooo:paragraph-rsid="000583a5"/>
    </style:style>
    <style:style style:name="P14" style:family="paragraph" style:parent-style-name="Standard">
      <style:paragraph-properties fo:text-align="start" style:justify-single-word="false" fo:background-color="#dee6f3">
        <style:background-image/>
      </style:paragraph-properties>
      <style:text-properties fo:color="#000000" style:font-name="Times New Roman" fo:font-size="13pt" fo:font-weight="bold" officeooo:rsid="00005c36" officeooo:paragraph-rsid="00005c36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 fo:background-color="#dee6f3">
        <style:background-image/>
      </style:paragraph-properties>
      <style:text-properties fo:color="#000000" style:font-name="Times New Roman" fo:font-size="12pt" officeooo:paragraph-rsid="00005c36" style:font-size-asian="12pt" style:font-size-complex="12pt"/>
    </style:style>
    <style:style style:name="P16" style:family="paragraph" style:parent-style-name="Standard">
      <style:paragraph-properties fo:margin-top="0in" fo:margin-bottom="0.1965in" style:contextual-spacing="false"/>
    </style:style>
    <style:style style:name="P17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0000" style:font-name="TAhoma" fo:font-size="9.75pt" officeooo:paragraph-rsid="00005c36"/>
    </style:style>
    <style:style style:name="P18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0000" style:font-name="Times New Roman" fo:font-size="9.75pt" officeooo:paragraph-rsid="00017390"/>
    </style:style>
    <style:style style:name="T1" style:family="text">
      <style:text-properties officeooo:rsid="00005c36"/>
    </style:style>
    <style:style style:name="T2" style:family="text">
      <style:text-properties fo:color="#000000" style:font-name="arial" fo:font-size="9.75pt" officeooo:rsid="00005c36"/>
    </style:style>
    <style:style style:name="T3" style:family="text">
      <style:text-properties fo:color="#000000" officeooo:rsid="000583a5"/>
    </style:style>
    <style:style style:name="T4" style:family="text">
      <style:text-properties fo:font-size="8pt" officeooo:rsid="00005c36" style:font-size-asian="8pt" style:font-size-complex="8pt"/>
    </style:style>
    <style:style style:name="T5" style:family="text">
      <style:text-properties style:font-name="courier new"/>
    </style:style>
    <style:style style:name="T6" style:family="text">
      <style:text-properties officeooo:rsid="00007b1f"/>
    </style:style>
    <style:style style:name="T7" style:family="text">
      <style:text-properties fo:color="#ff0000" officeooo:rsid="000583a5"/>
    </style:style>
    <style:style style:name="T8" style:family="text">
      <style:text-properties fo:color="#ff0000" fo:font-weight="bold" officeooo:rsid="000583a5" style:font-weight-asian="bold" style:font-weight-complex="bold"/>
    </style:style>
    <style:style style:name="T9" style:family="text">
      <style:text-properties fo:color="#ff0000" style:font-name="Courier" fo:font-size="11pt" fo:font-weight="bold" officeooo:rsid="00007b1f" style:font-size-asian="11pt" style:font-weight-asian="bold" style:font-size-complex="11pt" style:font-weight-complex="bold"/>
    </style:style>
    <style:style style:name="T10" style:family="text">
      <style:text-properties fo:color="#ff0000" style:font-name="Courier" fo:font-weight="bold" officeooo:rsid="00007b1f" style:font-weight-asian="bold" style:font-weight-complex="bold"/>
    </style:style>
    <style:style style:name="T11" style:family="text">
      <style:text-properties fo:color="#ff0000" style:font-name="Courier" fo:font-weight="bold" officeooo:rsid="000583a5" style:font-weight-asian="bold" style:font-weight-complex="bold"/>
    </style:style>
    <style:style style:name="T12" style:family="text">
      <style:text-properties fo:color="#ff0000" style:font-name="Courier" fo:font-weight="bold" officeooo:rsid="00005c36" style:font-weight-asian="bold" style:font-weight-complex="bold"/>
    </style:style>
    <style:style style:name="T13" style:family="text">
      <style:text-properties fo:color="#ff0000" style:font-name="Courier" fo:font-weight="bold" officeooo:rsid="0005b88a" style:font-weight-asian="bold" style:font-weight-complex="bold"/>
    </style:style>
    <style:style style:name="T14" style:family="text">
      <style:text-properties fo:font-weight="bold" officeooo:rsid="00005c36" style:font-weight-asian="bold" style:font-weight-complex="bold"/>
    </style:style>
    <style:style style:name="T15" style:family="text">
      <style:text-properties fo:font-weight="bold" officeooo:rsid="000583a5" style:font-weight-asian="bold" style:font-weight-complex="bold"/>
    </style:style>
    <style:style style:name="T16" style:family="text">
      <style:text-properties fo:font-size="9.69999980926514pt" officeooo:rsid="00017390" style:font-size-asian="9.69999980926514pt" style:font-size-complex="9.69999980926514pt"/>
    </style:style>
    <style:style style:name="T17" style:family="text">
      <style:text-properties style:font-name="arial" fo:font-size="8pt" officeooo:rsid="00005c36" style:font-size-asian="8pt" style:font-size-complex="8pt"/>
    </style:style>
    <style:style style:name="T18" style:family="text">
      <style:text-properties officeooo:rsid="0003215d"/>
    </style:style>
    <style:style style:name="T19" style:family="text">
      <style:text-properties officeooo:rsid="0004987b"/>
    </style:style>
    <style:style style:name="T20" style:family="text">
      <style:text-properties officeooo:rsid="000583a5"/>
    </style:style>
    <style:style style:name="T21" style:family="text">
      <style:text-properties fo:color="#ff3366" style:font-name="Courier" fo:font-weight="bold" officeooo:rsid="00005c36" style:font-weight-asian="bold" style:font-weight-complex="bold"/>
    </style:style>
    <style:style style:name="T22" style:family="text">
      <style:text-properties fo:color="#ff3366" style:font-name="Courier" fo:font-weight="bold" officeooo:rsid="00007b1f" style:font-weight-asian="bold" style:font-weight-complex="bold"/>
    </style:style>
    <style:style style:name="T23" style:family="text">
      <style:text-properties fo:color="#ff3366" style:font-name="Courier" fo:font-weight="bold" officeooo:rsid="000583a5" style:font-weight-asian="bold" style:font-weight-complex="bold"/>
    </style:style>
    <style:style style:name="T24" style:family="text">
      <style:text-properties fo:color="#ff3366" style:font-name="Courier" fo:font-weight="bold" officeooo:rsid="0005b88a" style:font-weight-asian="bold" style:font-weight-complex="bold"/>
    </style:style>
    <style:style style:name="T25" style:family="text">
      <style:text-properties fo:color="#ff3366" style:font-name="Courier" fo:font-size="11pt" fo:font-weight="bold" officeooo:rsid="00007b1f" style:font-size-asian="11pt" style:font-weight-asian="bold" style:font-size-complex="11pt" style:font-weight-complex="bold"/>
    </style:style>
    <style:style style:name="T26" style:family="text">
      <style:text-properties fo:color="#ff3366" fo:font-style="italic" style:text-underline-style="solid" style:text-underline-width="auto" style:text-underline-color="font-color" officeooo:rsid="000583a5" style:font-style-asian="italic" style:font-style-complex="italic"/>
    </style:style>
    <style:style style:name="T27" style:family="text">
      <style:text-properties fo:color="#ff3366" officeooo:rsid="000583a5"/>
    </style:style>
    <style:style style:name="T28" style:family="text">
      <style:text-properties fo:color="#00ae00" style:font-name="Courier" fo:font-weight="bold" officeooo:rsid="00005c36" style:font-weight-asian="bold" style:font-weight-complex="bold"/>
    </style:style>
    <style:style style:name="T29" style:family="text">
      <style:text-properties fo:color="#00ae00" style:font-name="Courier" fo:font-weight="bold" officeooo:rsid="00007b1f" style:font-weight-asian="bold" style:font-weight-complex="bold"/>
    </style:style>
    <style:style style:name="T30" style:family="text">
      <style:text-properties fo:color="#00ae00" style:font-name="Courier" fo:font-size="11pt" fo:font-weight="bold" officeooo:rsid="00007b1f" style:font-size-asian="11pt" style:font-weight-asian="bold" style:font-size-complex="11pt" style:font-weight-complex="bold"/>
    </style:style>
    <style:style style:name="T31" style:family="text">
      <style:text-properties officeooo:rsid="0006701c"/>
    </style:style>
    <style:style style:name="T32" style:family="text">
      <style:text-properties officeooo:rsid="000735f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2">How I checked the codes ...</text:span></text:p>
      <text:p text:style-name="P3"><text:span text:style-name="T18"/></text:p>
      <text:p text:style-name="P5"><text:span text:style-name="T18">I used a test code to test the classes through defining the objects and instantiating them. Then, based on the assignment requirements, the provided methods were checked for proper functioning.</text:span><text:span text:style-name="T31"> The test program is called “UnitTestAssignment2.java” and attached.</text:span></text:p>
      <text:p text:style-name="P2"><text:span text:style-name="T1"/></text:p>
      <text:p text:style-name="P15"><text:span text:style-name="T19">The </text:span><text:span text:style-name="T1">Author </text:span><text:span text:style-name="T19">of this code </text:span><text:span text:style-name="T1">can revise the program to resolve </text:span><text:span text:style-name="T6">the following problems</text:span></text:p>
      <text:p text:style-name="P1"><text:span text:style-name="T1"/></text:p>
      <text:p text:style-name="P11"><text:span text:style-name="T2"/></text:p>
      <text:p text:style-name="P16">1) The <text:span text:style-name="T5">Segment</text:span> class does not have any default constructor which takes no argument</text:p>
      <text:p text:style-name="P16">2) In the <text:span text:style-name="T5">Segment</text:span> class, the <text:span text:style-name="T5">move()</text:span> methods only works for vertical and horizontal segments. If the defined segment is inclined, the <text:span text:style-name="T5">move() </text:span>method does not work at all.</text:p>
      <text:p text:style-name="P16">3) in <text:span text:style-name="T5">CreateSegments</text:span> class, the <text:span text:style-name="T5">printFour()</text:span> works very well, however the static <text:span text:style-name="T5">CreateSegments.unitTest() </text:span>does not meet the assignment requirements and it does not print anything.</text:p>
      <text:p text:style-name="P16">4) The <text:span text:style-name="T18">assignment required </text:span>test<text:span text:style-name="T32">-</text:span>program which is called "<text:span text:style-name="T5">assignment2.java</text:span>" print<text:span text:style-name="T18">s</text:span> <text:span text:style-name="T18">only zero.</text:span></text:p>
      <text:p text:style-name="P13"><draw:frame draw:style-name="fr1" draw:name="Frame1" text:anchor-type="paragraph" svg:x="0.6299in" svg:y="0.1299in" svg:width="4.7472in" draw:z-index="0"><draw:text-box fo:min-height="1.0689in"><text:p text:style-name="P8"><text:a xlink:type="simple" xlink:href="mailto:ehsan@chortkeh">ehsan@chortkeh</text:a>:~/ICS/211/LabBBT&gt; java assignment2</text:p><text:p text:style-name="P8">0.0</text:p><text:p text:style-name="P8">0.0</text:p><text:p text:style-name="P8">(0.0,0.0)</text:p><text:p text:style-name="P12"/></draw:text-box></draw:frame></text:p>
      <text:p text:style-name="P12"/>
      <text:p text:style-name="P14"><text:span text:style-name="T20">Test program results </text:span><text:s/>…...</text:p>
      <text:p text:style-name="P1"><text:span text:style-name="T1"/></text:p>
      <text:p text:style-name="P7"><text:span text:style-name="T20">ehsan@chortkeh:~/ICS/211/LabBBT&gt; javac UnitTestAssignment2.java </text:span></text:p>
      <text:p text:style-name="P7"><text:span text:style-name="T20">ehsan@chortkeh:~/ICS/211/LabBBT&gt; java </text:span><text:span text:style-name="T15">UnitTestAssignment2</text:span></text:p>
      <text:p text:style-name="P7"><text:span text:style-name="T20"/></text:p>
      <text:p text:style-name="P7"><text:span text:style-name="T20"><text:s/>****************************</text:span></text:p>
      <text:p text:style-name="P7"><text:span text:style-name="T20"/></text:p>
      <text:p text:style-name="P7"><text:span text:style-name="T20">Default constructor (): (0.0,0.0)</text:span><text:span text:style-name="T28"> </text:span><text:span text:style-name="T30">←</text:span><text:span text:style-name="T29"> OK</text:span></text:p>
      <text:p text:style-name="P7"><text:span text:style-name="T20">Constructor with (1.2, 4.5): (1.2,4.5)</text:span></text:p>
      <text:p text:style-name="P7"><text:span text:style-name="T20">Constructor with (3.5, 10.2): (3.5,10.2)</text:span></text:p>
      <text:p text:style-name="P7"><text:span text:style-name="T20"/></text:p>
      <text:p text:style-name="P7"><text:span text:style-name="T20">Testing </text:span><text:span text:style-name="T15">toString()</text:span></text:p>
      <text:p text:style-name="P7"><text:span text:style-name="T20"><text:s text:c="2"/>A = (1.2,4.5)</text:span><text:span text:style-name="T28"> </text:span><text:span text:style-name="T30">←</text:span><text:span text:style-name="T29"> OK</text:span></text:p>
      <text:p text:style-name="P7"><text:span text:style-name="T20"><text:s text:c="2"/>B = (3.5,10.2)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>Testing </text:span><text:span text:style-name="T15">GetX()</text:span></text:p>
      <text:p text:style-name="P7"><text:span text:style-name="T20"><text:s text:c="2"/>Ax = 1.2</text:span><text:span text:style-name="T28"> </text:span><text:span text:style-name="T30">←</text:span><text:span text:style-name="T29"> OK</text:span></text:p>
      <text:p text:style-name="P7"><text:span text:style-name="T20"><text:s text:c="2"/>Bx = 3.5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>Testing </text:span><text:span text:style-name="T15">GetY()</text:span></text:p>
      <text:p text:style-name="P7"><text:span text:style-name="T20"><text:s text:c="2"/>Ay = 4.5</text:span><text:span text:style-name="T28"> </text:span><text:span text:style-name="T30">←</text:span><text:span text:style-name="T29"> OK</text:span></text:p>
      <text:p text:style-name="P7"><text:soft-page-break/><text:span text:style-name="T20"><text:s text:c="2"/>By = 10.2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>Testing </text:span><text:span text:style-name="T15">Distance</text:span><text:span text:style-name="T20">: (expected ~ 6.146543744)</text:span></text:p>
      <text:p text:style-name="P7"><text:span text:style-name="T20"><text:s text:c="2"/>A-B distance = 6.146543744251724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>Defining a segment ....</text:span></text:p>
      <text:p text:style-name="P7"><text:span text:style-name="T20"><text:s text:c="2"/></text:span><text:span text:style-name="T26">NO Default constructor is provided</text:span><text:span text:style-name="T27"> ... </text:span><text:span text:style-name="T8">ERROR</text:span></text:p>
      <text:p text:style-name="P7"><text:span text:style-name="T20"/></text:p>
      <text:p text:style-name="P7"><text:span text:style-name="T20">Defining the A-B segment ....</text:span></text:p>
      <text:p text:style-name="P7"><text:span text:style-name="T20"><text:s text:c="2"/>A-B </text:span><text:span text:style-name="T15">toString</text:span><text:span text:style-name="T20"> test: ((1.2,4.5)), ((3.5,10.2))</text:span></text:p>
      <text:p text:style-name="P7"><text:span text:style-name="T20"><text:s text:c="2"/>A-B segment ... </text:span><text:span text:style-name="T15">length()</text:span><text:span text:style-name="T20">: 6.146543744251724</text:span><text:span text:style-name="T28"> </text:span><text:span text:style-name="T30">←</text:span><text:span text:style-name="T29"> OK</text:span></text:p>
      <text:p text:style-name="P7"><text:span text:style-name="T20"><text:s text:c="2"/>A-B segment ... </text:span><text:span text:style-name="T15">left()</text:span><text:span text:style-name="T20">: (1.2,4.5)</text:span><text:span text:style-name="T28"> </text:span><text:span text:style-name="T30">←</text:span><text:span text:style-name="T29"> OK</text:span></text:p>
      <text:p text:style-name="P7"><text:span text:style-name="T20"><text:s text:c="2"/>A-B segment ... </text:span><text:span text:style-name="T15">right()</text:span><text:span text:style-name="T20">: (3.5,10.2)</text:span><text:span text:style-name="T28"> </text:span><text:span text:style-name="T30">←</text:span><text:span text:style-name="T29"> OK</text:span></text:p>
      <text:p text:style-name="P7"><text:span text:style-name="T20"><text:s text:c="2"/>A-B segment ... </text:span><text:span text:style-name="T15">upper()</text:span><text:span text:style-name="T20">: (3.5,10.2)</text:span><text:span text:style-name="T28"> </text:span><text:span text:style-name="T30">←</text:span><text:span text:style-name="T29"> OK</text:span></text:p>
      <text:p text:style-name="P7"><text:span text:style-name="T20"><text:s text:c="2"/>A-B segment ... </text:span><text:span text:style-name="T15">lower()</text:span><text:span text:style-name="T20">: (1.2,4.5)</text:span><text:span text:style-name="T28"> </text:span><text:span text:style-name="T30">←</text:span><text:span text:style-name="T29"> OK</text:span></text:p>
      <text:p text:style-name="P7"><text:span text:style-name="T20"><text:s text:c="2"/>A-B segment ... </text:span><text:span text:style-name="T15">isHorizontal()</text:span><text:span text:style-name="T20">: false</text:span><text:span text:style-name="T28"> </text:span><text:span text:style-name="T30">←</text:span><text:span text:style-name="T29"> OK</text:span></text:p>
      <text:p text:style-name="P7"><text:span text:style-name="T20"><text:s text:c="2"/>A-B segment ... </text:span><text:span text:style-name="T15">isVertical()</text:span><text:span text:style-name="T20">: false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><text:s text:c="2"/>A-B segment ... move(</text:span><text:span text:style-name="T15">0,0</text:span><text:span text:style-name="T20">): ((</text:span><text:span text:style-name="T7">1.2,4.5</text:span><text:span text:style-name="T20">)), ((3.5,10.2))</text:span><text:span text:style-name="T21"> </text:span><text:span text:style-name="T9">←</text:span><text:span text:style-name="T10"> </text:span><text:span text:style-name="T11">ERROR</text:span></text:p>
      <text:p text:style-name="P7"><text:span text:style-name="T20"/></text:p>
      <text:p text:style-name="P7"><text:span text:style-name="T20"><text:s/>****************************</text:span></text:p>
      <text:p text:style-name="P7"><text:span text:style-name="T20"><text:s/>****************************</text:span></text:p>
      <text:p text:style-name="P7"><text:span text:style-name="T20"/></text:p>
      <text:p text:style-name="P9"><text:span text:style-name="T20">A Vertical Segment .... </text:span></text:p>
      <text:p text:style-name="P7"><text:span text:style-name="T20"/></text:p>
      <text:p text:style-name="P7"><text:span text:style-name="T20"><text:s text:c="2"/>C = (1.0,2.0)</text:span></text:p>
      <text:p text:style-name="P7"><text:span text:style-name="T20"><text:s text:c="2"/>D = (1.0,5.0)</text:span></text:p>
      <text:p text:style-name="P7"><text:span text:style-name="T20"/></text:p>
      <text:p text:style-name="P7"><text:span text:style-name="T20">Defining the C-D segment ....</text:span></text:p>
      <text:p text:style-name="P7"><text:span text:style-name="T20"><text:s text:c="2"/>C-D toString test: ((1.0,2.0)), ((1.0,5.0))</text:span><text:span text:style-name="T28"> </text:span><text:span text:style-name="T30">←</text:span><text:span text:style-name="T29"> OK</text:span></text:p>
      <text:p text:style-name="P7"><text:span text:style-name="T20"><text:s text:c="2"/>C-D segment ... length(): 3.0</text:span><text:span text:style-name="T28"> </text:span><text:span text:style-name="T30">←</text:span><text:span text:style-name="T29"> OK</text:span></text:p>
      <text:p text:style-name="P7"><text:span text:style-name="T20"><text:s text:c="2"/>C-D segment ... left(): (1.0,5.0)</text:span><text:span text:style-name="T28"> </text:span><text:span text:style-name="T30">←</text:span><text:span text:style-name="T29"> OK</text:span></text:p>
      <text:p text:style-name="P7"><text:span text:style-name="T20"><text:s text:c="2"/>C-D segment ... right(): (1.0,2.0)</text:span><text:span text:style-name="T28"> </text:span><text:span text:style-name="T30">←</text:span><text:span text:style-name="T29"> OK</text:span></text:p>
      <text:p text:style-name="P7"><text:span text:style-name="T20"><text:s text:c="2"/>C-D segment ... upper(): (1.0,5.0)</text:span><text:span text:style-name="T28"> </text:span><text:span text:style-name="T30">←</text:span><text:span text:style-name="T29"> OK</text:span></text:p>
      <text:p text:style-name="P7"><text:span text:style-name="T20"><text:s text:c="2"/>C-D segment ... lower(): (1.0,2.0)</text:span><text:span text:style-name="T28"> </text:span><text:span text:style-name="T30">←</text:span><text:span text:style-name="T29"> OK</text:span></text:p>
      <text:p text:style-name="P7"><text:span text:style-name="T20"><text:s text:c="2"/>C-D segment ... isHorizontal(): false</text:span><text:span text:style-name="T28"> </text:span><text:span text:style-name="T30">←</text:span><text:span text:style-name="T29"> OK</text:span></text:p>
      <text:p text:style-name="P7"><text:span text:style-name="T20"><text:s text:c="2"/>C-D segment ... isVertical(): true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><text:s text:c="2"/>C-D segment ... move(0,0): ((0.0,0.0)), ((1.0,5.0))</text:span><text:span text:style-name="T28"> </text:span><text:span text:style-name="T30">←</text:span><text:span text:style-name="T29"> OK</text:span></text:p>
      <text:p text:style-name="P7"><text:span text:style-name="T20"><text:s/>****************************</text:span></text:p>
      <text:p text:style-name="P7"><text:span text:style-name="T20"><text:s/>****************************</text:span></text:p>
      <text:p text:style-name="P7"><text:span text:style-name="T20"/></text:p>
      <text:p text:style-name="P9"><text:span text:style-name="T20">A Horizontal Segment .... </text:span></text:p>
      <text:p text:style-name="P7"><text:span text:style-name="T20"/></text:p>
      <text:p text:style-name="P7"><text:span text:style-name="T20"><text:s text:c="2"/>E = (1.5,7.0)</text:span></text:p>
      <text:p text:style-name="P7"><text:span text:style-name="T20"><text:s text:c="2"/>F = (5.5,7.0)</text:span></text:p>
      <text:p text:style-name="P7"><text:span text:style-name="T20"/></text:p>
      <text:p text:style-name="P7"><text:span text:style-name="T20">Defining the E-F segment ....</text:span></text:p>
      <text:p text:style-name="P7"><text:span text:style-name="T20"><text:s text:c="2"/>E-F toString test: ((1.5,7.0)), ((5.5,7.0))</text:span><text:span text:style-name="T28"> </text:span><text:span text:style-name="T30">←</text:span><text:span text:style-name="T29"> OK</text:span></text:p>
      <text:p text:style-name="P7"><text:span text:style-name="T20"><text:s text:c="2"/>E-F segment ... length(): 4.0</text:span><text:span text:style-name="T28"> </text:span><text:span text:style-name="T30">←</text:span><text:span text:style-name="T29"> OK</text:span></text:p>
      <text:p text:style-name="P7"><text:span text:style-name="T20"><text:s text:c="2"/>E-F segment ... left(): (1.5,7.0)</text:span><text:span text:style-name="T28"> </text:span><text:span text:style-name="T30">←</text:span><text:span text:style-name="T29"> OK</text:span></text:p>
      <text:p text:style-name="P7"><text:span text:style-name="T20"><text:s text:c="2"/>E-F segment ... right(): (5.5,7.0)</text:span><text:span text:style-name="T28"> </text:span><text:span text:style-name="T30">←</text:span><text:span text:style-name="T29"> OK</text:span></text:p>
      <text:p text:style-name="P7"><text:span text:style-name="T20"><text:s text:c="2"/>E-F segment ... upper(): (1.5,7.0)</text:span><text:span text:style-name="T28"> </text:span><text:span text:style-name="T30">←</text:span><text:span text:style-name="T29"> OK</text:span></text:p>
      <text:p text:style-name="P7"><text:span text:style-name="T20"><text:s text:c="2"/>E-F segment ... lower(): (5.5,7.0)</text:span><text:span text:style-name="T28"> </text:span><text:span text:style-name="T30">←</text:span><text:span text:style-name="T29"> OK</text:span></text:p>
      <text:p text:style-name="P7"><text:span text:style-name="T20"><text:s text:c="2"/>E-F segment ... isHorizontal(): true</text:span><text:span text:style-name="T28"> </text:span><text:span text:style-name="T30">←</text:span><text:span text:style-name="T29"> OK</text:span></text:p>
      <text:p text:style-name="P7"><text:span text:style-name="T20"><text:s text:c="2"/>E-F segment ... isVertical(): false</text:span><text:span text:style-name="T28"> </text:span><text:span text:style-name="T30">←</text:span><text:span text:style-name="T29"> OK</text:span></text:p>
      <text:p text:style-name="P7"><text:soft-page-break/><text:span text:style-name="T20"/></text:p>
      <text:p text:style-name="P7"><text:span text:style-name="T20"><text:s text:c="2"/>E-F segment ... move(0,0): ((0.0,0.0)), ((5.5,7.0))</text:span><text:span text:style-name="T28"> </text:span><text:span text:style-name="T30">←</text:span><text:span text:style-name="T29"> OK</text:span></text:p>
      <text:p text:style-name="P7"><text:span text:style-name="T20"><text:s/>****************************</text:span></text:p>
      <text:p text:style-name="P7"><text:span text:style-name="T20"/></text:p>
      <text:p text:style-name="P7"><text:span text:style-name="T20"/></text:p>
      <text:p text:style-name="P7"><text:span text:style-name="T20"><text:s/>****************************</text:span></text:p>
      <text:p text:style-name="P7"><text:span text:style-name="T20">Testing </text:span><text:span text:style-name="T15">CreateSegments.printFour()</text:span><text:span text:style-name="T20"> .... </text:span></text:p>
      <text:p text:style-name="P7"><text:span text:style-name="T20"/></text:p>
      <text:p text:style-name="P7"><text:span text:style-name="T20">((6.0,2.0)), ((3.0,4.0))</text:span><text:span text:style-name="T28"> </text:span><text:span text:style-name="T30">←</text:span><text:span text:style-name="T29"> OK</text:span></text:p>
      <text:p text:style-name="P7"><text:span text:style-name="T20">((2.0,1.0)), ((5.0,0.0))</text:span><text:span text:style-name="T28"> </text:span><text:span text:style-name="T30">←</text:span><text:span text:style-name="T29"> OK</text:span></text:p>
      <text:p text:style-name="P7"><text:span text:style-name="T20">((-1.0,2.0)), ((7.0,-3.0))</text:span><text:span text:style-name="T28"> </text:span><text:span text:style-name="T30">←</text:span><text:span text:style-name="T29"> OK</text:span></text:p>
      <text:p text:style-name="P7"><text:span text:style-name="T20">((3.0,9.0)), ((1.0,8.0))</text:span><text:span text:style-name="T28"> </text:span><text:span text:style-name="T30">←</text:span><text:span text:style-name="T29"> OK</text:span></text:p>
      <text:p text:style-name="P7"><text:span text:style-name="T20"/></text:p>
      <text:p text:style-name="P7"><text:span text:style-name="T20"/></text:p>
      <text:p text:style-name="P7"><text:span text:style-name="T20"><text:s/>****************************</text:span></text:p>
      <text:p text:style-name="P7"><text:span text:style-name="T20">Testing </text:span><text:span text:style-name="T15">CreateSegments.unitTest()</text:span><text:span text:style-name="T20"> .... </text:span><text:span text:style-name="T12"><text:s/></text:span><text:span text:style-name="T9">←</text:span><text:span text:style-name="T10"> </text:span><text:span text:style-name="T11">ERROR </text:span><text:span text:style-name="T13">(Nothing is displayed as the result)</text:span></text:p>
      <text:p text:style-name="P7"><text:span text:style-name="T20"/></text:p>
      <text:p text:style-name="P7"><text:span text:style-name="T20"/></text:p>
      <text:p text:style-name="P10"><text:span text:style-name="T20"><text:s text:c="2"/></text:span><text:span text:style-name="T3"><text:s/>End of the test ...</text:span></text:p>
      <text:p text:style-name="P6"><text:span text:style-name="T20"/></text:p>
      <text:p text:style-name="P6"><text:span text:style-name="T20"/></text:p>
      <text:p text:style-name="P6"><text:a xlink:type="simple" xlink:href="mailto:ehsan@chortkeh"><text:span text:style-name="T20">ehsan@chortkeh</text:span></text:a><text:span text:style-name="T20">:~/ICS/211/LabBBT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" svg:font-family="Couri"/>
    <style:font-face style:name="Lohit Hindi1" svg:font-family="'Lohit Hindi'"/>
    <style:font-face style:name="OpenSymbol" svg:font-family="OpenSymbol"/>
    <style:font-face style:name="arial" svg:font-family="arial, sans, sans-serif"/>
    <style:font-face style:name="courier new" svg:font-family="'courier new', monospace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0000" style:font-name="TAhoma" fo:font-size="9.75pt" officeooo:paragraph-rsid="00005c36"/>
    </style:style>
    <style:style style:name="MP2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0000" style:font-name="Times New Roman" fo:font-size="9.75pt" officeooo:paragraph-rsid="00017390"/>
    </style:style>
    <style:style style:name="MT1" style:family="text">
      <style:text-properties officeooo:rsid="00005c36"/>
    </style:style>
    <style:style style:name="MT2" style:family="text">
      <style:text-properties fo:font-weight="bold" officeooo:rsid="00005c36" style:font-weight-asian="bold" style:font-weight-complex="bold"/>
    </style:style>
    <style:style style:name="MT3" style:family="text">
      <style:text-properties officeooo:rsid="00007b1f"/>
    </style:style>
    <style:style style:name="MT4" style:family="text">
      <style:text-properties fo:font-size="8pt" officeooo:rsid="00005c36" style:font-size-asian="8pt" style:font-size-complex="8pt"/>
    </style:style>
    <style:style style:name="MT5" style:family="text">
      <style:text-properties fo:font-size="9.69999980926514pt" officeooo:rsid="00017390" style:font-size-asian="9.69999980926514pt" style:font-size-complex="9.69999980926514pt"/>
    </style:style>
    <style:style style:name="MT6" style:family="text">
      <style:text-properties style:font-name="arial" fo:font-size="8pt" officeooo:rsid="00005c36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BT … by </text:span><text:span text:style-name="MT2">Ehsan Kourkchi</text:span></text:p>
        <text:p text:style-name="MP2"><text:span text:style-name="MT3">A</text:span><text:span text:style-name="MT1">ssignment </text:span><text:span text:style-name="MT4">#</text:span><text:span text:style-name="MT5">2</text:span><text:span text:style-name="MT1"> </text:span><text:span text:style-name="MT4">(author: </text:span><text:span text:style-name="MT6">Li, Jiajie </text:span><text:span text:style-name="MT4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10T18:21:55</meta:creation-date>
    <dc:date>2013-12-10T19:04:03</dc:date>
    <meta:editing-duration>PT26M57S</meta:editing-duration>
    <meta:editing-cycles>8</meta:editing-cycles>
    <meta:generator>LibreOffice/3.6$Linux_X86_64 LibreOffice_project/360m1$Build-304</meta:generator>
    <meta:document-statistic meta:table-count="0" meta:image-count="0" meta:object-count="0" meta:page-count="3" meta:paragraph-count="84" meta:word-count="508" meta:character-count="3491" meta:non-whitespace-character-count="2971"/>
  </office:meta>
</office:document-meta>
</file>